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230" officeooo:paragraph-rsid="0000a230"/>
    </style:style>
    <style:style style:name="P2" style:family="paragraph" style:parent-style-name="Standard">
      <style:text-properties officeooo:rsid="00017cfb" officeooo:paragraph-rsid="00017cfb"/>
    </style:style>
    <style:style style:name="T1" style:family="text">
      <style:text-properties officeooo:rsid="000354af"/>
    </style:style>
    <style:style style:name="T2" style:family="text">
      <style:text-properties officeooo:rsid="0004c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1指针与数组</text:p>
      <text:p text:style-name="P1">1.c语言只有一维数组，而且数组大小必须在编译期间就确定下来。然而数组的对象可以是任何类型的对象，也可以是另一个数组，这样可以“仿真”多维数组。</text:p>
      <text:p text:style-name="P1"/>
      <text:p text:style-name="P2">– int a[3]; <text:s text:c="3"/>a是包含3个整形的数组</text:p>
      <text:p text:style-name="P2"/>
      <text:p text:style-name="P2">– struct{</text:p>
      <text:p text:style-name="P2"><text:tab/>int p[4];</text:p>
      <text:p text:style-name="P2"><text:tab/>double x;</text:p>
      <text:p text:style-name="P2">}b[17]; <text:s text:c="4"/>b是包含17个元素的数组，每个元素包括一个拥有四个元素的数组和一个双精度变量.</text:p>
      <text:p text:style-name="P2"/>
      <text:p text:style-name="P2">– int calendar[12][31]; <text:s text:c="3"/>calendar是一个包含12个元素的数组，每个元素包含31个整形</text:p>
      <text:p text:style-name="P2"/>
      <text:p text:style-name="P2">sizeof(calendar)=31*12*<text:span text:style-name="T2">sizeof(int)</text:span></text:p>
      <text:p text:style-name="P2"/>
      <text:p text:style-name="P2">!!!! <text:s text:c="2"/><text:span text:style-name="T1">a[1] 可以写成 <text:s/>1[a]。都为*(a+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5:18:39.936323156</meta:creation-date>
    <meta:generator>LibreOffice/4.2.8.2$Linux_X86_64 LibreOffice_project/420m0$Build-2</meta:generator>
    <dc:date>2016-02-16T11:16:44.308056051</dc:date>
    <meta:editing-duration>P0D</meta:editing-duration>
    <meta:editing-cycles>1</meta:editing-cycles>
    <meta:document-statistic meta:table-count="0" meta:image-count="0" meta:object-count="0" meta:page-count="1" meta:paragraph-count="10" meta:word-count="171" meta:character-count="311" meta:non-whitespace-character-count="283"/>
  </office:meta>
</office:document-meta>
</file>